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kolar Sans PE Variable" svg:font-family="'Skolar Sans PE Variable', 'Noto Sans', sans-serif, 'Noto Sans', 'Source Sans Pro', sans-serif"/>
    <style:font-face style:name="Times New Roman" svg:font-family="'Times New Roman'" style:font-family-generic="roman" style:font-pitch="variable"/>
    <style:font-face style:name="Times new Roman" svg:font-family="'Times new Roman'"/>
    <style:font-face style:name="Unifont" svg:font-family="Unifont" style:font-family-generic="system" style:font-pitch="variable"/>
  </office:font-face-decls>
  <office:automatic-styles>
    <style:style style:name="P1" style:family="paragraph" style:parent-style-name="Contents_20_1">
      <style:paragraph-properties>
        <style:tab-stops>
          <style:tab-stop style:position="5.7681in" style:type="right" style:leader-style="dotted" style:leader-text="."/>
        </style:tab-stops>
      </style:paragraph-properties>
    </style:style>
    <style:style style:name="P2" style:family="paragraph" style:parent-style-name="Contents_20_1">
      <style:paragraph-properties fo:line-height="150%">
        <style:tab-stops>
          <style:tab-stop style:position="5.7681in" style:type="right" style:leader-style="dotted" style:leader-text="."/>
        </style:tab-stops>
      </style:paragraph-properties>
    </style:style>
    <style:style style:name="P3" style:family="paragraph" style:parent-style-name="Contents_20_3">
      <style:paragraph-properties>
        <style:tab-stops>
          <style:tab-stop style:position="5.3744in" style:type="right" style:leader-style="dotted" style:leader-text="."/>
        </style:tab-stops>
      </style:paragraph-properties>
    </style:style>
    <style:style style:name="P4" style:family="paragraph" style:parent-style-name="Contents_20_3">
      <style:paragraph-properties fo:line-height="150%">
        <style:tab-stops>
          <style:tab-stop style:position="5.3744in" style:type="right" style:leader-style="dotted" style:leader-text="."/>
        </style:tab-stops>
      </style:paragraph-properties>
    </style:style>
    <style:style style:name="P5" style:family="paragraph" style:parent-style-name="Contents_20_4">
      <style:paragraph-properties>
        <style:tab-stops>
          <style:tab-stop style:position="5.178in" style:type="right" style:leader-style="dotted" style:leader-text="."/>
        </style:tab-stops>
      </style:paragraph-properties>
    </style:style>
    <style:style style:name="P6" style:family="paragraph" style:parent-style-name="Contents_20_4">
      <style:paragraph-properties fo:line-height="150%">
        <style:tab-stops>
          <style:tab-stop style:position="5.178in" style:type="right" style:leader-style="dotted" style:leader-text="."/>
        </style:tab-stops>
      </style:paragraph-properties>
    </style:style>
    <style:style style:name="P7" style:family="paragraph" style:parent-style-name="Contents_20_Heading">
      <style:text-properties style:font-name="Times New Roman"/>
    </style:style>
    <style:style style:name="P8" style:family="paragraph" style:parent-style-name="Contents_20_Heading">
      <style:paragraph-properties fo:line-height="150%"/>
      <style:text-properties style:font-name="Times New Roman"/>
    </style:style>
    <style:style style:name="P9" style:family="paragraph" style:parent-style-name="Footnote">
      <style:text-properties officeooo:paragraph-rsid="00041689"/>
    </style:style>
    <style:style style:name="P10" style:family="paragraph" style:parent-style-name="Footnote">
      <style:text-properties style:font-name="Times New Roman" fo:font-size="10pt" style:font-size-asian="8.75pt" style:font-size-complex="10pt"/>
    </style:style>
    <style:style style:name="P11" style:family="paragraph" style:parent-style-name="Footnote">
      <style:text-properties style:font-name="Times New Roman" fo:font-size="11pt" style:font-size-asian="11pt" style:font-size-complex="11pt"/>
    </style:style>
    <style:style style:name="P12" style:family="paragraph" style:parent-style-name="Footnote">
      <style:text-properties style:font-name="Times New Roman" fo:font-size="11pt" officeooo:rsid="00041689" officeooo:paragraph-rsid="00041689" style:font-size-asian="11pt" style:font-size-complex="11pt"/>
    </style:style>
    <style:style style:name="P13" style:family="paragraph" style:parent-style-name="Footnote">
      <style:text-properties officeooo:rsid="0007e89b" officeooo:paragraph-rsid="0007e89b"/>
    </style:style>
    <style:style style:name="P14" style:family="paragraph" style:parent-style-name="Heading_20_1">
      <style:paragraph-properties fo:line-height="150%" fo:text-align="center" style:justify-single-word="false"/>
      <style:text-properties style:font-name="Times New Roman" fo:font-size="12pt" officeooo:paragraph-rsid="00041689" style:font-size-asian="12pt" style:font-size-complex="12pt"/>
    </style:style>
    <style:style style:name="P15" style:family="paragraph" style:parent-style-name="Heading_20_1">
      <style:paragraph-properties fo:line-height="150%" fo:text-align="center" style:justify-single-word="false"/>
      <style:text-properties style:font-name="Times New Roman"/>
    </style:style>
    <style:style style:name="P16" style:family="paragraph" style:parent-style-name="Heading_20_1">
      <style:paragraph-properties fo:line-height="150%" fo:text-align="center" style:justify-single-word="false"/>
      <style:text-properties style:font-name="Times New Roman" officeooo:paragraph-rsid="0007e89b"/>
    </style:style>
    <style:style style:name="P17" style:family="paragraph" style:parent-style-name="Heading_20_3">
      <style:paragraph-properties fo:line-height="150%" fo:text-align="start" style:justify-single-word="false"/>
      <style:text-properties style:font-name="Times New Roman" officeooo:rsid="00041689" officeooo:paragraph-rsid="00041689"/>
    </style:style>
    <style:style style:name="P18" style:family="paragraph" style:parent-style-name="Heading_20_3">
      <style:paragraph-properties fo:line-height="150%" fo:text-align="start" style:justify-single-word="false"/>
      <style:text-properties style:font-name="Times New Roman" officeooo:rsid="00041689" officeooo:paragraph-rsid="00066254"/>
    </style:style>
    <style:style style:name="P19" style:family="paragraph" style:parent-style-name="Heading_20_3">
      <style:paragraph-properties fo:line-height="150%" fo:text-align="start" style:justify-single-word="false"/>
      <style:text-properties style:font-name="Times New Roman" officeooo:rsid="00041689" officeooo:paragraph-rsid="0007e89b"/>
    </style:style>
    <style:style style:name="P20" style:family="paragraph" style:parent-style-name="Text_20_body">
      <style:paragraph-properties fo:line-height="150%" fo:text-align="end" style:justify-single-word="false"/>
      <style:text-properties style:font-name="Times New Roman" fo:font-size="12pt" officeooo:rsid="00040552" officeooo:paragraph-rsid="0007e89b" style:font-size-asian="10.5pt" style:font-size-complex="12pt"/>
    </style:style>
    <style:style style:name="P21" style:family="paragraph" style:parent-style-name="Text_20_body">
      <style:paragraph-properties fo:line-height="150%"/>
      <style:text-properties style:font-name="Times New Roman" fo:font-size="12pt" officeooo:rsid="00041689" officeooo:paragraph-rsid="00041689" style:font-size-asian="10.5pt" style:font-size-complex="12pt"/>
    </style:style>
    <style:style style:name="P22" style:family="paragraph" style:parent-style-name="Text_20_body">
      <style:paragraph-properties fo:line-height="150%" fo:text-align="center" style:justify-single-word="false"/>
      <style:text-properties style:font-name="Times New Roman" fo:font-size="12pt" officeooo:rsid="00041689" officeooo:paragraph-rsid="00041689" style:font-size-asian="10.5pt" style:font-size-complex="12pt"/>
    </style:style>
    <style:style style:name="P23" style:family="paragraph" style:parent-style-name="Text_20_body">
      <style:paragraph-properties fo:line-height="150%" fo:text-align="start" style:justify-single-word="false"/>
      <style:text-properties style:font-name="Times New Roman" officeooo:paragraph-rsid="00041689"/>
    </style:style>
    <style:style style:name="P24" style:family="paragraph" style:parent-style-name="Text_20_body">
      <style:paragraph-properties fo:line-height="150%" fo:text-align="start" style:justify-single-word="false"/>
      <style:text-properties style:font-name="Times New Roman" officeooo:paragraph-rsid="0007e89b"/>
    </style:style>
    <style:style style:name="P25" style:family="paragraph" style:parent-style-name="Text_20_body">
      <style:paragraph-properties fo:line-height="150%" fo:text-align="start" style:justify-single-word="false"/>
      <style:text-properties style:font-name="Times New Roman"/>
    </style:style>
    <style:style style:name="P26" style:family="paragraph" style:parent-style-name="Text_20_body">
      <style:paragraph-properties fo:line-height="150%"/>
      <style:text-properties style:font-name="Times New Roman"/>
    </style:style>
    <style:style style:name="P27" style:family="paragraph" style:parent-style-name="Text_20_body">
      <style:paragraph-properties fo:line-height="150%"/>
      <style:text-properties style:font-name="Times New Roman" officeooo:paragraph-rsid="0007e89b"/>
    </style:style>
    <style:style style:name="P28" style:family="paragraph" style:parent-style-name="Text_20_body">
      <style:paragraph-properties fo:line-height="150%" fo:text-align="start" style:justify-single-word="false"/>
      <style:text-properties style:font-name="Times New Roman" officeooo:rsid="00041689" officeooo:paragraph-rsid="00041689"/>
    </style:style>
    <style:style style:name="P29" style:family="paragraph" style:parent-style-name="Text_20_body">
      <style:paragraph-properties fo:line-height="150%" fo:text-align="start" style:justify-single-word="false"/>
      <style:text-properties style:font-name="Times New Roman" officeooo:rsid="00041689" officeooo:paragraph-rsid="0007e89b"/>
    </style:style>
    <style:style style:name="P30" style:family="paragraph" style:parent-style-name="Text_20_body">
      <style:paragraph-properties fo:line-height="150%" fo:text-align="start" style:justify-single-word="false"/>
      <style:text-properties style:font-name="Times New Roman" fo:font-weight="normal" officeooo:rsid="0007e89b" officeooo:paragraph-rsid="0007e89b" style:font-weight-asian="normal" style:font-weight-complex="normal"/>
    </style:style>
    <style:style style:name="P31" style:family="paragraph" style:parent-style-name="Text_20_body">
      <style:paragraph-properties fo:line-height="150%" fo:text-align="start" style:justify-single-word="false"/>
      <style:text-properties officeooo:paragraph-rsid="00041689"/>
    </style:style>
    <style:style style:name="P32" style:family="paragraph" style:parent-style-name="Text_20_body">
      <style:paragraph-properties fo:line-height="150%"/>
    </style:style>
    <style:style style:name="P33" style:family="paragraph" style:parent-style-name="Text_20_body" style:list-style-name="L1">
      <style:paragraph-properties fo:margin-top="0in" fo:margin-bottom="0in" style:contextual-spacing="false" fo:line-height="150%"/>
    </style:style>
    <style:style style:name="P34" style:family="paragraph" style:parent-style-name="Text_20_body" style:list-style-name="L1">
      <style:paragraph-properties fo:margin-top="0in" fo:margin-bottom="0in" style:contextual-spacing="false" fo:line-height="150%"/>
      <style:text-properties officeooo:paragraph-rsid="0007e89b"/>
    </style:style>
    <style:style style:name="P35" style:family="paragraph" style:parent-style-name="Text_20_body" style:list-style-name="L1">
      <style:paragraph-properties fo:line-height="150%"/>
      <style:text-properties officeooo:paragraph-rsid="0007e89b"/>
    </style:style>
    <style:style style:name="P36" style:family="paragraph" style:parent-style-name="Text_20_body" style:list-style-name="L2">
      <style:paragraph-properties fo:margin-top="0in" fo:margin-bottom="0in" style:contextual-spacing="false" fo:line-height="150%"/>
    </style:style>
    <style:style style:name="P37" style:family="paragraph" style:parent-style-name="Text_20_body" style:list-style-name="L2">
      <style:paragraph-properties fo:line-height="150%"/>
      <style:text-properties officeooo:paragraph-rsid="00066254"/>
    </style:style>
    <style:style style:name="P38" style:family="paragraph" style:parent-style-name="Text_20_body" style:list-style-name="L3">
      <style:paragraph-properties fo:margin-top="0in" fo:margin-bottom="0in" style:contextual-spacing="false" fo:line-height="150%"/>
    </style:style>
    <style:style style:name="P39" style:family="paragraph" style:parent-style-name="Text_20_body" style:list-style-name="L3">
      <style:paragraph-properties fo:line-height="150%"/>
    </style:style>
    <style:style style:name="P40" style:family="paragraph" style:parent-style-name="Text_20_body" style:list-style-name="L4">
      <style:paragraph-properties fo:margin-top="0in" fo:margin-bottom="0in" style:contextual-spacing="false" fo:line-height="150%"/>
    </style:style>
    <style:style style:name="P41" style:family="paragraph" style:parent-style-name="Text_20_body" style:list-style-name="L4">
      <style:paragraph-properties fo:line-height="150%"/>
    </style:style>
    <style:style style:name="P42" style:family="paragraph" style:parent-style-name="Text_20_body" style:list-style-name="L6">
      <style:paragraph-properties fo:margin-top="0in" fo:margin-bottom="0in" style:contextual-spacing="false" fo:line-height="150%"/>
    </style:style>
    <style:style style:name="P43" style:family="paragraph" style:parent-style-name="Text_20_body" style:list-style-name="L6">
      <style:paragraph-properties fo:line-height="150%"/>
    </style:style>
    <style:style style:name="P44" style:family="paragraph" style:parent-style-name="Text_20_body" style:list-style-name="L7">
      <style:paragraph-properties fo:margin-top="0in" fo:margin-bottom="0in" style:contextual-spacing="false" fo:line-height="150%"/>
    </style:style>
    <style:style style:name="P45" style:family="paragraph" style:parent-style-name="Text_20_body" style:list-style-name="L7">
      <style:paragraph-properties fo:line-height="150%"/>
    </style:style>
    <style:style style:name="P46" style:family="paragraph" style:parent-style-name="Text_20_body" style:list-style-name="L7">
      <style:paragraph-properties fo:margin-top="0in" fo:margin-bottom="0in" style:contextual-spacing="false" fo:line-height="150%"/>
      <style:text-properties officeooo:paragraph-rsid="0007e89b"/>
    </style:style>
    <style:style style:name="P47" style:family="paragraph" style:parent-style-name="Title">
      <style:paragraph-properties fo:line-height="150%"/>
      <style:text-properties style:font-name="Times New Roman" fo:font-size="12pt" officeooo:rsid="00041689" officeooo:paragraph-rsid="00041689" style:font-size-asian="10.5pt" style:font-size-complex="12pt"/>
    </style:style>
    <style:style style:name="T1" style:family="text">
      <style:text-properties officeooo:rsid="00041689"/>
    </style:style>
    <style:style style:name="T2" style:family="text">
      <style:text-properties style:font-name="Times New Roman"/>
    </style:style>
    <style:style style:name="T3" style:family="text">
      <style:text-properties style:font-name="Times New Roman" fo:font-size="12pt" officeooo:rsid="0007e89b" style:font-size-asian="12pt" style:font-size-complex="12pt"/>
    </style:style>
    <style:style style:name="T4" style:family="text">
      <style:text-properties style:font-name="Times New Roman" fo:font-weight="normal" officeooo:rsid="00041689" style:font-weight-asian="normal" style:font-weight-complex="normal"/>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weight="normal" officeooo:rsid="00041689" style:font-size-asian="10pt" style:font-weight-asian="normal" style:font-size-complex="10pt" style:font-weight-complex="normal"/>
    </style:style>
    <style:style style:name="T7" style:family="text">
      <style:text-properties style:font-name="Times New Roman" officeooo:rsid="00066254"/>
    </style:style>
    <style:style style:name="T8" style:family="text">
      <style:text-properties style:font-name="Times New Roman" officeooo:rsid="0007e89b"/>
    </style:style>
    <style:style style:name="T9" style:family="text">
      <style:text-properties style:font-name="Times New Roman" fo:font-size="11pt" style:font-size-asian="11pt" style:font-size-complex="11pt"/>
    </style:style>
    <style:style style:name="T10" style:family="text">
      <style:text-properties style:font-name="Times New Roman" fo:font-size="11pt" officeooo:rsid="0007e89b" style:font-size-asian="11pt" style:font-size-complex="11pt"/>
    </style:style>
    <style:style style:name="T11" style:family="text">
      <style:text-properties style:font-name="Times New Roman" fo:font-size="11pt" fo:font-weight="normal" officeooo:rsid="00041689" style:font-size-asian="11pt" style:font-weight-asian="normal" style:font-size-complex="11pt" style:font-weight-complex="normal"/>
    </style:style>
    <style:style style:name="T12" style:family="text">
      <style:text-properties fo:font-size="12pt" style:font-size-asian="12pt" style:font-size-complex="12pt"/>
    </style:style>
    <style:style style:name="T13" style:family="text">
      <style:text-properties fo:font-size="12pt" officeooo:rsid="0007e89b" style:font-size-asian="12pt" style:font-size-complex="12pt"/>
    </style:style>
    <style:style style:name="T14" style:family="text">
      <style:text-properties fo:font-size="12pt" style:font-size-asian="10.5pt" style:font-size-complex="12pt"/>
    </style:style>
    <style:style style:name="T15" style:family="text">
      <style:text-properties fo:font-size="12pt" officeooo:rsid="00041689" style:font-size-asian="10.5pt" style:font-size-complex="12pt"/>
    </style:style>
    <style:style style:name="T16" style:family="text">
      <style:text-properties fo:font-size="12pt" officeooo:rsid="00066254" style:font-size-asian="10.5pt" style:font-size-complex="12pt"/>
    </style:style>
    <style:style style:name="T17" style:family="text">
      <style:text-properties fo:font-size="12pt" officeooo:rsid="0007e89b" style:font-size-asian="10.5pt" style:font-size-complex="12pt"/>
    </style:style>
    <style:style style:name="T18" style:family="text">
      <style:text-properties officeooo:rsid="0005a93c"/>
    </style:style>
    <style:style style:name="T19" style:family="text">
      <style:text-properties officeooo:rsid="00066254"/>
    </style:style>
    <style:style style:name="T20" style:family="text">
      <style:text-properties officeooo:rsid="0007e89b"/>
    </style:style>
    <style:style style:name="T21" style:family="text">
      <style:text-properties fo:font-size="11pt" style:font-size-asian="11pt" style:font-size-complex="11pt"/>
    </style:style>
    <style:style style:name="T22" style:family="text">
      <style:text-properties fo:font-size="11pt" officeooo:rsid="0007e89b" style:font-size-asian="11pt" style:font-size-complex="11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ammāp/P)aññā”</text:p>
      <text:p text:style-name="P21"/>
      <text:p text:style-name="P22">by</text:p>
      <text:p text:style-name="P22">Mr. Joshua Adam Santos</text:p>
      <text:p text:style-name="P22">ID: 6701606027</text:p>
      <text:p text:style-name="P22">Cert. in Master of Mindfulness (2024-2025)</text:p>
      <text:p text:style-name="P22"/>
      <text:p text:style-name="P22">Lecturer: Ven. Dr. Neminda</text:p>
      <text:p text:style-name="P22"/>
      <text:p text:style-name="P22">A reporting requirement of the Subject</text:p>
      <text:p text:style-name="P22">602 101 Mindfulness in Tiptaka</text:p>
      <text:p text:style-name="P22"/>
      <text:p text:style-name="P22">International Buddhist Studies College (IBSC)</text:p>
      <text:p text:style-name="P22">Mahachulalongkornrajavidyalaya University</text:p>
      <text:p text:style-name="P22"/>
      <text:p text:style-name="P22">Ayutthaya, Thailand</text:p>
      <text:p text:style-name="P22">27.08.2024</text:p>
      <text:p text:style-name="P47"/>
      <text:p text:style-name="P21"/>
      <text:p text:style-name="P21"/>
      <text:p text:style-name="P21"/>
      <text:p text:style-name="P21"/>
      <text:p text:style-name="P2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ext:soft-page-break/>Table of Contents</text:p>
          </text:index-title>
          <text:p text:style-name="P2"><text:a xlink:type="simple" xlink:href="#__RefHeading___Toc326_3615669226" text:style-name="Index_20_Link" text:visited-style-name="Index_20_Link"><text:span text:style-name="T2">Introduction<text:tab/>3</text:span></text:a></text:p>
          <text:p text:style-name="P2"><text:a xlink:type="simple" xlink:href="#__RefHeading___Toc467_3615669226" text:style-name="Index_20_Link" text:visited-style-name="Index_20_Link"><text:span text:style-name="T2">The Four Foundations of Mindfulness<text:tab/>4</text:span></text:a></text:p>
          <text:p text:style-name="P4"><text:a xlink:type="simple" xlink:href="#__RefHeading___Toc475_3615669226" text:style-name="Index_20_Link" text:visited-style-name="Index_20_Link"><text:span text:style-name="T2">1. Mindfulness of the Body<text:tab/>4</text:span></text:a></text:p>
          <text:p text:style-name="P6"><text:a xlink:type="simple" xlink:href="#1%19Mindfulness%20of%20breath%20(%C4%81n%C4%81p%C4%81nasati)%19C%7Ctoxmark" text:style-name="Index_20_Link" text:visited-style-name="Index_20_Link"><text:span text:style-name="T2">Mindfulness of breath (ānāpānasati)<text:tab/>4</text:span></text:a></text:p>
          <text:p text:style-name="P6"><text:a xlink:type="simple" xlink:href="#1%19Mindfulness%20of%20bodily%20disposition%20(iriy%C4%81patha)%19C%7Ctoxmark" text:style-name="Index_20_Link" text:visited-style-name="Index_20_Link"><text:span text:style-name="T2">Mindfulness of bodily disposition (iriyāpatha)<text:tab/>4</text:span></text:a></text:p>
          <text:p text:style-name="P6"><text:a xlink:type="simple" xlink:href="#1%19Clear%20awareness%20(sampaj%C4%81na)%19C%7Ctoxmark" text:style-name="Index_20_Link" text:visited-style-name="Index_20_Link"><text:span text:style-name="T2">Clear awareness (sampajāna)<text:tab/>4</text:span></text:a></text:p>
          <text:p text:style-name="P6"><text:a xlink:type="simple" xlink:href="#1%19Reflection%20on%20the%20repulsive%20(pa%E1%B9%ADik%C5%ABla%20manasik%C4%81ra)%19C%7Ctoxmark" text:style-name="Index_20_Link" text:visited-style-name="Index_20_Link"><text:span text:style-name="T2">Reflection on the repulsive (paṭikūla manasikāra)<text:tab/>4</text:span></text:a></text:p>
          <text:p text:style-name="P6"><text:a xlink:type="simple" xlink:href="#1%19Mindfulness%20of%20the%20four%20elements%20(dh%C4%81tu%20manasik%C4%81ra)%19C%7Ctoxmark" text:style-name="Index_20_Link" text:visited-style-name="Index_20_Link"><text:span text:style-name="T2">Mindfulness of the four elements (dhātu manasikāra)<text:tab/>4</text:span></text:a></text:p>
          <text:p text:style-name="P6"><text:a xlink:type="simple" xlink:href="#1%19Nine%20cemetery%20contemplations%20(navasivatika)%19C%7Ctoxmark" text:style-name="Index_20_Link" text:visited-style-name="Index_20_Link"><text:span text:style-name="T2">Nine cemetery contemplations (navasivatika)<text:tab/>4</text:span></text:a></text:p>
          <text:p text:style-name="P4"><text:a xlink:type="simple" xlink:href="#__RefHeading___Toc475_3615669226%20Copy%201" text:style-name="Index_20_Link" text:visited-style-name="Index_20_Link"><text:span text:style-name="T2">2. Mindfulness of Feelings<text:tab/>5</text:span></text:a></text:p>
          <text:p text:style-name="P6"><text:a xlink:type="simple" xlink:href="#1%19Pleasant%20Feelings%20(Sukha%20vedan%C4%81)%19C%7Ctoxmark" text:style-name="Index_20_Link" text:visited-style-name="Index_20_Link"><text:span text:style-name="T2">Pleasant Feelings (Sukha vedanā)<text:tab/>5</text:span></text:a></text:p>
          <text:p text:style-name="P6"><text:a xlink:type="simple" xlink:href="#1%19Unpleasant%20Feelings%20(Dukkha%20vedan%C4%81)%19C%7Ctoxmark" text:style-name="Index_20_Link" text:visited-style-name="Index_20_Link"><text:span text:style-name="T2">Unpleasant Feelings (Dukkha vedanā)<text:tab/>5</text:span></text:a></text:p>
          <text:p text:style-name="P6"><text:a xlink:type="simple" xlink:href="#1%19Neutral%20Feelings%20(Adukkhamasukha%20vedan%C4%81)%19C%7Ctoxmark" text:style-name="Index_20_Link" text:visited-style-name="Index_20_Link"><text:span text:style-name="T2">Neutral Feelings (Adukkhamasukha vedanā)<text:tab/>5</text:span></text:a></text:p>
          <text:p text:style-name="P4"><text:a xlink:type="simple" xlink:href="#__RefHeading___Toc475_3615669226%20Copy%201%20Copy%201" text:style-name="Index_20_Link" text:visited-style-name="Index_20_Link"><text:span text:style-name="T2">3. Mindfulness of Mind<text:tab/>5</text:span></text:a></text:p>
          <text:p text:style-name="P6"><text:a xlink:type="simple" xlink:href="#1%19Lust%20(R%C4%81ga)%19C%7Ctoxmark" text:style-name="Index_20_Link" text:visited-style-name="Index_20_Link"><text:span text:style-name="T2">Lust (Rāga)<text:tab/>5</text:span></text:a></text:p>
          <text:p text:style-name="P6"><text:a xlink:type="simple" xlink:href="#1%19Hate%20(Dosa)%19C%7Ctoxmark" text:style-name="Index_20_Link" text:visited-style-name="Index_20_Link"><text:span text:style-name="T2">Hate (Dosa)<text:tab/>5</text:span></text:a></text:p>
          <text:p text:style-name="P6"><text:a xlink:type="simple" xlink:href="#1%19Delusion%20(Moha)%19C%7Ctoxmark" text:style-name="Index_20_Link" text:visited-style-name="Index_20_Link"><text:span text:style-name="T2">Delusion (Moha)<text:tab/>6</text:span></text:a></text:p>
          <text:p text:style-name="P6"><text:a xlink:type="simple" xlink:href="#1%19Contraction%20(Sa%E1%B9%81khita%E1%B9%81)%19C%7Ctoxmark" text:style-name="Index_20_Link" text:visited-style-name="Index_20_Link"><text:span text:style-name="T2">Contraction (Saṁkhitaṁ)<text:tab/>6</text:span></text:a></text:p>
          <text:p text:style-name="P6"><text:a xlink:type="simple" xlink:href="#1%19Exaltation%20(Mahaggata%E1%B9%81)%19C%7Ctoxmark" text:style-name="Index_20_Link" text:visited-style-name="Index_20_Link"><text:span text:style-name="T2">Exaltation (Mahaggataṁ)<text:tab/>6</text:span></text:a></text:p>
          <text:p text:style-name="P6"><text:a xlink:type="simple" xlink:href="#1%19Surpassing%20(Sauttara%E1%B9%81)%19C%7Ctoxmark" text:style-name="Index_20_Link" text:visited-style-name="Index_20_Link"><text:span text:style-name="T2">Surpassing (Sauttaraṁ)<text:tab/>6</text:span></text:a></text:p>
          <text:p text:style-name="P6"><text:a xlink:type="simple" xlink:href="#1%19Concentration%20(Sam%C4%81hita%E1%B9%81)%19C%7Ctoxmark" text:style-name="Index_20_Link" text:visited-style-name="Index_20_Link"><text:span text:style-name="T2">Concentration (Samāhitaṁ)<text:tab/>6</text:span></text:a></text:p>
          <text:p text:style-name="P6"><text:a xlink:type="simple" xlink:href="#1%19Liberation%20(Vimutta%E1%B9%81)%19C%7Ctoxmark" text:style-name="Index_20_Link" text:visited-style-name="Index_20_Link"><text:span text:style-name="T2">Liberation (Vimuttaṁ)<text:tab/>6</text:span></text:a></text:p>
          <text:p text:style-name="P4"><text:a xlink:type="simple" xlink:href="#__RefHeading___Toc475_3615669226%20Copy%201%20Copy%202" text:style-name="Index_20_Link" text:visited-style-name="Index_20_Link"><text:span text:style-name="T2">4. Mindfulness of Mind Objects<text:tab/>6</text:span></text:a></text:p>
          <text:p text:style-name="P6"><text:a xlink:type="simple" xlink:href="#1%19The%20five%20hindrances%20(n%C4%ABvara%E1%B9%87a)%19C%7Ctoxmark" text:style-name="Index_20_Link" text:visited-style-name="Index_20_Link"><text:span text:style-name="T2">The five hindrances (nīvaraṇa)<text:tab/>6</text:span></text:a></text:p>
          <text:p text:style-name="P6"><text:a xlink:type="simple" xlink:href="#1%19The%20five%20aggregates%20of%20clinging%20(pa%C3%B1cakkhandh%C4%81)%19C%7Ctoxmark" text:style-name="Index_20_Link" text:visited-style-name="Index_20_Link"><text:span text:style-name="T2">The five aggregates of clinging (pañcakkhandhā)<text:tab/>6</text:span></text:a></text:p>
          <text:p text:style-name="P6"><text:a xlink:type="simple" xlink:href="#1%19The%20six%20internal%20and%20external%20sense%20bases%19C%7Ctoxmark" text:style-name="Index_20_Link" text:visited-style-name="Index_20_Link"><text:span text:style-name="T2">The six internal and external sense bases<text:tab/>6</text:span></text:a></text:p>
          <text:p text:style-name="P6"><text:a xlink:type="simple" xlink:href="#1%19The%20seven%20factors%20of%20enlightenment%20(bojjha%E1%B9%85ga)%19C%7Ctoxmark" text:style-name="Index_20_Link" text:visited-style-name="Index_20_Link"><text:span text:style-name="T2">The seven factors of enlightenment (bojjhaṅga)<text:tab/>6</text:span></text:a></text:p>
          <text:p text:style-name="P6"><text:a xlink:type="simple" xlink:href="#1%19The%20four%20noble%20truths%20(ariyasacc%C4%81)%19C%7Ctoxmark" text:style-name="Index_20_Link" text:visited-style-name="Index_20_Link"><text:span text:style-name="T2">The four noble truths (ariyasaccā)<text:tab/>6</text:span></text:a></text:p>
          <text:p text:style-name="P2"><text:a xlink:type="simple" xlink:href="#__RefHeading___Toc5615_3615669226" text:style-name="Index_20_Link" text:visited-style-name="Index_20_Link"><text:span text:style-name="T2">Personal Experience<text:tab/>7</text:span></text:a></text:p>
          <text:p text:style-name="P2"><text:a xlink:type="simple" xlink:href="#__RefHeading___Toc5615_3615669226%20Copy%201" text:style-name="Index_20_Link" text:visited-style-name="Index_20_Link"><text:span text:style-name="T2">Conclusion<text:tab/>7</text:span></text:a></text:p>
        </text:index-body>
      </text:table-of-content>
      <text:h text:style-name="P14" text:outline-level="1" text:is-list-header="true"><text:bookmark-start text:name="__RefHeading___Toc326_3615669226"/><text:soft-page-break/><text:span text:style-name="T1">Introduction</text:span><text:bookmark-end text:name="__RefHeading___Toc326_3615669226"/></text:h>
      <text:p text:style-name="P20">Mr. Joshua Adam Santos</text:p>
      <text:p text:style-name="P20"><text:span text:style-name="T1">Learner</text:span> of IBSC.</text:p>
      <text:p text:style-name="P31"><text:span text:style-name="Strong_20_Emphasis"><text:span text:style-name="T2">"Planning is the most important part of software development,"</text:span></text:span><text:span text:style-name="T2"> a profound statement made by Dr. Palmer, a renowned computer science professor at Northern Arizona University, during my first computer science lecture in 2013. At the time, I recognized the significance of this statement, but it wasn't until years later that I fully understood its implications.</text:span></text:p>
      <text:p text:style-name="P23"><text:span text:style-name="T15">What allowed me to appreciate the depth of Dr. Palmer's insight was a shift in mindset, a transition from paññā (wisdom)</text:span><text:span text:style-name="T15"><text:note text:id="ftn1" text:note-class="footnote"><text:note-citation>1</text:note-citation><text:note-body><text:p text:style-name="P9"><text:span text:style-name="T9">Pali Text Society Dictionary. (n.d.). Pali Dictionary: </text:span><text:span text:style-name="T11">paññā</text:span><text:span text:style-name="T9"> [Online] Retrieved August 28, 2024, from </text:span><text:a xlink:type="simple" xlink:href="https://dictionary.sutta.org/browse/p/paññā/" office:target-frame-name="_blank" xlink:show="new" text:style-name="Internet_20_link" text:visited-style-name="Visited_20_Internet_20_Link"><text:span text:style-name="T9">https://dictionary.sutta.org/browse/p/pa%C3%B1%C3%B1%C4%81/</text:span></text:a></text:p></text:note-body></text:note></text:span><text:span text:style-name="T15"> to sammāpaññā (right wisdom)</text:span><text:span text:style-name="T15"><text:note text:id="ftn2" text:note-class="footnote"><text:note-citation>2</text:note-citation><text:note-body><text:p text:style-name="P9"><text:span text:style-name="T9">Pali Text Society Dictionary. (n.d.). Pali Dictionary: </text:span><text:span text:style-name="T11">sammā</text:span><text:span text:style-name="T9"> [Online] Retrieved August 28, 2024, from </text:span><text:a xlink:type="simple" xlink:href="https://dictionary.sutta.org/browse/s/sammā/" text:style-name="Internet_20_link" text:visited-style-name="Visited_20_Internet_20_Link"><text:span text:style-name="T9">https://dictionary.sutta.org/browse/s/samm%C4%81/</text:span></text:a></text:p></text:note-body></text:note></text:span><text:span text:style-name="T15">. This shift was rooted in a deeper understanding of one of the four foundations of mindfulness described in the Mahāsatipaṭṭhānasutta</text:span><text:span text:style-name="T15"><text:note text:id="ftn0" text:note-class="footnote"><text:note-citation>3</text:note-citation><text:note-body><text:p text:style-name="P12">Mahāsatipaṭṭhānasutta Pali, MN.</text:p></text:note-body></text:note></text:span><text:span text:style-name="T15">, specifically that of the mind.</text:span></text:p>
      <text:p text:style-name="P23"><text:span text:style-name="T15">In this report, we will delve into the four foundations of mindfulness based on the Mahāsatipaṭṭhānasutta: body, feelings, mind, and mind objects. </text:span><text:span text:style-name="T14">By exploring how to practice these foundations in various aspects of life, we can gain a deeper understanding of their potential benefits and applications.</text:span></text:p>
      <text:p text:style-name="P26">In addition to the mind, I will also share my personal experiences with the other foundations and how they have influenced/<text:span text:style-name="T18">impacted my life</text:span>. For example, mindfulness of the body has helped me recognize when I'm experiencing stress or burnout, which can negatively impact my planning and problem-solving abilities. Mindfulness of feelings has allowed me to identify and address emotional biases that might hinder my decision-making.</text:p>
      <text:p text:style-name="P24">To enhance the clarity and structure of this report, I utilized <text:span text:style-name="T20">an AI tool (LLM) Google Gemini</text:span>.<text:span text:style-name="T20"><text:note text:id="ftn4" text:note-class="footnote"><text:note-citation>4</text:note-citation><text:note-body><text:p text:style-name="P10"><text:span text:style-name="T22">Google Gemini</text:span><text:span text:style-name="T21">. </text:span><text:span text:style-name="T22">Accessed August 28, 2024 from </text:span><text:a xlink:type="simple" xlink:href="https://gemini.google.com/" text:style-name="Internet_20_link" text:visited-style-name="Visited_20_Internet_20_Link"><text:span text:style-name="T22">https://gemini.google.com</text:span></text:a></text:p></text:note-body></text:note></text:span> <text:span text:style-name="T20">This</text:span> tool helped me organize my thoughts, improve sentence flow, and strengthen the overall coherence of the content.</text:p>
      <text:h text:style-name="P15" text:outline-level="1" text:is-list-header="true"><text:bookmark-start text:name="__RefHeading___Toc467_3615669226"/><text:soft-page-break/><text:span text:style-name="T12">The Four Foundations of Mindfulness</text:span><text:bookmark-end text:name="__RefHeading___Toc467_3615669226"/></text:h>
      <text:p text:style-name="P30"><text:span text:style-name="T14">The description of the four foundations of mindfulness provided in this document is a summary based on the lecture presentation</text:span><text:span text:style-name="T14"><text:note text:id="ftn3" text:note-class="footnote"><text:note-citation>5</text:note-citation><text:note-body><text:p text:style-name="Footnote"><text:span text:style-name="T9">Ven. Dr. Neminda. (202</text:span><text:span text:style-name="T10">4</text:span><text:span text:style-name="T9">). </text:span><text:span text:style-name="Emphasis"><text:span text:style-name="T10">Mindfulness In Tipitaka</text:span></text:span><text:span text:style-name="T9">. Lecture presented at the International </text:span><text:span text:style-name="T10">Buddhist Studies College, Thailand</text:span><text:span text:style-name="T9">.</text:span></text:p></text:note-body></text:note></text:span><text:span text:style-name="T14">. Please refer to the original lecture materials and/or additional resources for a more comprehensive understanding of these concepts.</text:span></text:p>
      <text:h text:style-name="P17" text:outline-level="3"><text:bookmark-start text:name="__RefHeading___Toc475_3615669226"/><text:span text:style-name="T14">1. Mindfulness of the Body</text:span><text:bookmark-end text:name="__RefHeading___Toc475_3615669226"/></text:h>
      <text:p text:style-name="P26">Mindfulness of the body involves paying attention to the physical sensations and experiences that arise in the present moment. This includes everything from the feeling of breath to the sensations of pain or pleasure. There are fourteen ways to contemplate the body, including:</text:p>
      <text:list xml:id="list2745990895" text:style-name="L1">
        <text:list-item>
          <text:p text:style-name="P34"><text:toc-mark-start text:id="IMark94274112838632" text:outline-level="4"/><text:span text:style-name="Strong_20_Emphasis"><text:span text:style-name="T2">Mindfulness of breath </text:span></text:span><text:span text:style-name="Strong_20_Emphasis"><text:span text:style-name="T8">(</text:span></text:span><text:span text:style-name="Strong_20_Emphasis"><text:span text:style-name="T2">ānāpānasati</text:span></text:span><text:span text:style-name="Strong_20_Emphasis"><text:span text:style-name="T8">)</text:span></text:span><text:toc-mark-end text:id="IMark94274112838632"/><text:span text:style-name="Strong_20_Emphasis"><text:span text:style-name="T2">:</text:span></text:span><text:span text:style-name="T2"> This involves focusing on the sensation of breath as it enters and leaves the body.</text:span></text:p>
        </text:list-item>
        <text:list-item>
          <text:p text:style-name="P34"><text:toc-mark-start text:id="IMark94274222413192" text:outline-level="4"/><text:span text:style-name="Strong_20_Emphasis"><text:span text:style-name="T2">Mindfulness of bodily disposition </text:span></text:span><text:span text:style-name="Strong_20_Emphasis"><text:span text:style-name="T8">(i</text:span></text:span><text:span text:style-name="Strong_20_Emphasis"><text:span text:style-name="T2">riyāpatha</text:span></text:span><text:span text:style-name="Strong_20_Emphasis"><text:span text:style-name="T8">)</text:span></text:span><text:toc-mark-end text:id="IMark94274222413192"/><text:span text:style-name="Strong_20_Emphasis"><text:span text:style-name="T2">: </text:span></text:span><text:span text:style-name="T2">This includes paying attention to the posture, movements, and overall physical state of the body.</text:span></text:p>
        </text:list-item>
        <text:list-item>
          <text:p text:style-name="P33"><text:toc-mark-start text:id="IMark94274112838632" text:outline-level="4"/><text:span text:style-name="Strong_20_Emphasis"><text:span text:style-name="T8">Clear awareness (</text:span></text:span><text:span text:style-name="Strong_20_Emphasis"><text:span text:style-name="T2">sampajāna</text:span></text:span><text:span text:style-name="Strong_20_Emphasis"><text:span text:style-name="T8">)</text:span></text:span><text:toc-mark-end text:id="IMark94274112838632"/><text:span text:style-name="Strong_20_Emphasis"><text:span text:style-name="T2">:</text:span></text:span><text:span text:style-name="T2"> This involves being fully present and aware of the body's sensations without judgment.</text:span></text:p>
        </text:list-item>
        <text:list-item>
          <text:p text:style-name="P34"><text:toc-mark-start text:id="IMark94274222413192" text:outline-level="4"/><text:span text:style-name="Strong_20_Emphasis"><text:span text:style-name="T2">Reflection on the repulsive </text:span></text:span><text:span text:style-name="Strong_20_Emphasis"><text:span text:style-name="T8">(</text:span></text:span><text:span text:style-name="Strong_20_Emphasis"><text:span text:style-name="T2">paṭikūla manasikāra</text:span></text:span><text:span text:style-name="Strong_20_Emphasis"><text:span text:style-name="T8">)</text:span></text:span><text:toc-mark-end text:id="IMark94274222413192"/><text:span text:style-name="Strong_20_Emphasis"><text:span text:style-name="T2">:</text:span></text:span><text:span text:style-name="T2"> This involves contemplating the impermanent and unsatisfying nature of the body, including its vulnerability to decay and disease.</text:span></text:p>
        </text:list-item>
        <text:list-item>
          <text:p text:style-name="P34"><text:toc-mark-start text:id="IMark94274112838632" text:outline-level="4"/><text:span text:style-name="Strong_20_Emphasis"><text:span text:style-name="T2">Mindfulness of the four elements </text:span></text:span><text:span text:style-name="Strong_20_Emphasis"><text:span text:style-name="T8">(</text:span></text:span><text:span text:style-name="Strong_20_Emphasis"><text:span text:style-name="T2">dhātu manasikāra</text:span></text:span><text:span text:style-name="Strong_20_Emphasis"><text:span text:style-name="T8">)</text:span></text:span><text:toc-mark-end text:id="IMark94274112838632"/><text:span text:style-name="Strong_20_Emphasis"><text:span text:style-name="T2">:</text:span></text:span><text:span text:style-name="T2"> This involves reflecting on the four elements that make up the body: earth, water, fire, and air.</text:span></text:p>
        </text:list-item>
        <text:list-item>
          <text:p text:style-name="P35"><text:toc-mark-start text:id="IMark94274222413192" text:outline-level="4"/><text:span text:style-name="Strong_20_Emphasis"><text:span text:style-name="T7">Nine c</text:span></text:span><text:span text:style-name="Strong_20_Emphasis"><text:span text:style-name="T2">emetery contemplations </text:span></text:span><text:span text:style-name="Strong_20_Emphasis"><text:span text:style-name="T8">(</text:span></text:span><text:span text:style-name="Strong_20_Emphasis"><text:span text:style-name="T2">navasivatika</text:span></text:span><text:span text:style-name="Strong_20_Emphasis"><text:span text:style-name="T8">)</text:span></text:span><text:toc-mark-end text:id="IMark94274222413192"/><text:span text:style-name="Strong_20_Emphasis"><text:span text:style-name="T2">:</text:span></text:span><text:span text:style-name="T2"> This involves reflecting on the impermanence of life by contemplating the human body in its various stages of decay.</text:span></text:p>
        </text:list-item>
      </text:list>
      <text:p text:style-name="P27">By practicing mindfulness of the body, we can develop a greater awareness of our physical sensations and reduce the suffering caused by attachment to them.</text:p>
      <text:h text:style-name="P18" text:outline-level="3"><text:bookmark-start text:name="__RefHeading___Toc475_3615669226 Copy 1"/><text:soft-page-break/><text:span text:style-name="T16">2</text:span><text:span text:style-name="T14">. Mindfulness of </text:span><text:span text:style-name="T16">Feelings</text:span><text:bookmark-end text:name="__RefHeading___Toc475_3615669226 Copy 1"/></text:h>
      <text:p text:style-name="P29"><text:span text:style-name="T16">Mindfulness of feelings involves paying attention to the emotional experiences that arise in the present moment. These feelings can be classified into three categories: pleasant, unpleasant, or neutral.</text:span></text:p>
      <text:p text:style-name="P32"><text:toc-mark-start text:id="IMark94274222413192" text:outline-level="4"/><text:span text:style-name="Strong_20_Emphasis"><text:span text:style-name="T2">Pleasant Feelings (Sukha vedanā)</text:span></text:span><text:toc-mark-end text:id="IMark94274222413192"/><text:span text:style-name="Strong_20_Emphasis"><text:span text:style-name="T2">:</text:span></text:span></text:p>
      <text:list text:style-name="L2">
        <text:list-item>
          <text:p text:style-name="P36"><text:span text:style-name="Strong_20_Emphasis"><text:span text:style-name="T2">Sāmisa sukha:</text:span></text:span><text:span text:style-name="T2"> Pleasant feeling with sensual. This includes feelings of pleasure associated with the senses, such as the taste of delicious food or the warmth of the sun.</text:span></text:p>
        </text:list-item>
        <text:list-item>
          <text:p text:style-name="P37"><text:bookmark-start text:name="__RefHeading___Toc467_3615669226 Copy 1"/><text:span text:style-name="Strong_20_Emphasis"><text:span text:style-name="T2">Nirāmisa sukha:</text:span></text:span><text:span text:style-name="T2"> Pleasant feeling without sensual. This includes feelings of joy, contentment, or peace that are not directly related to the senses.</text:span><text:bookmark-end text:name="__RefHeading___Toc467_3615669226 Copy 1"/></text:p>
        </text:list-item>
      </text:list>
      <text:p text:style-name="P32"><text:toc-mark-start text:id="IMark94274112838632" text:outline-level="4"/><text:span text:style-name="Strong_20_Emphasis"><text:span text:style-name="T2">Unpleasant Feelings (Dukkha vedanā)</text:span></text:span><text:toc-mark-end text:id="IMark94274112838632"/><text:span text:style-name="Strong_20_Emphasis"><text:span text:style-name="T2">:</text:span></text:span></text:p>
      <text:list text:style-name="L3">
        <text:list-item>
          <text:p text:style-name="P38"><text:span text:style-name="Strong_20_Emphasis"><text:span text:style-name="T2">Sāmisadukha:</text:span></text:span><text:span text:style-name="T2"> Suffer feeling with sensual. This includes feelings of pain or discomfort associated with the senses, such as a headache or a sunburn.</text:span></text:p>
        </text:list-item>
        <text:list-item>
          <text:p text:style-name="P39"><text:span text:style-name="Strong_20_Emphasis"><text:span text:style-name="T2">Nirāmisa dukkha:</text:span></text:span><text:span text:style-name="T2"> Suffer feeling without sensual. This includes feelings of sadness, anger, or frustration that are not directly related to the senses.</text:span></text:p>
        </text:list-item>
      </text:list>
      <text:p text:style-name="P32"><text:toc-mark-start text:id="IMark94274222413192" text:outline-level="4"/><text:span text:style-name="Strong_20_Emphasis"><text:span text:style-name="T2">Neutral Feelings (Adukkhamasukha vedanā)</text:span></text:span><text:toc-mark-end text:id="IMark94274222413192"/><text:span text:style-name="Strong_20_Emphasis"><text:span text:style-name="T2">:</text:span></text:span></text:p>
      <text:list text:style-name="L4">
        <text:list-item>
          <text:p text:style-name="P40"><text:span text:style-name="Strong_20_Emphasis"><text:span text:style-name="T2">Sāmisa adukkhamasukha:</text:span></text:span><text:span text:style-name="T2"> </text:span><text:span text:style-name="T8">N</text:span><text:span text:style-name="T2">either suffer nor pleasant feeling </text:span><text:span text:style-name="T8">with sensual</text:span><text:span text:style-name="T2">. This includes feelings that are neither pleasant nor unpleasant, such as boredom or indifference.</text:span></text:p>
        </text:list-item>
        <text:list-item>
          <text:p text:style-name="P41"><text:span text:style-name="Strong_20_Emphasis"><text:span text:style-name="T2">Nirāmisa adukkhamasukha:</text:span></text:span><text:span text:style-name="T2"> </text:span><text:span text:style-name="T8">N</text:span><text:span text:style-name="T2">either suffer nor pleasant feeling </text:span><text:span text:style-name="T8">without sensual</text:span><text:span text:style-name="T2">. This includes feelings that are neither pleasant nor unpleasant, but that are not associated with the senses.</text:span></text:p>
        </text:list-item>
      </text:list>
      <text:h text:style-name="P19" text:outline-level="3"><text:bookmark-start text:name="__RefHeading___Toc475_3615669226 Copy 1 Copy 1"/><text:span text:style-name="T17">3</text:span><text:span text:style-name="T14">. Mindfulness of </text:span><text:span text:style-name="T17">Mind</text:span><text:bookmark-end text:name="__RefHeading___Toc475_3615669226 Copy 1 Copy 1"/></text:h>
      <text:p text:style-name="P24"><text:span text:style-name="T17">Mindfulness of mind involves observing and understanding the mental processes that arise in the present moment. These processes can be categorized into sixteen types based on their qualities, including:</text:span></text:p>
      <text:list text:style-name="L6">
        <text:list-item>
          <text:p text:style-name="P42"><text:toc-mark-start text:id="IMark94274112838632" text:outline-level="4"/><text:span text:style-name="Strong_20_Emphasis"><text:span text:style-name="T2">Lust (Rāga)</text:span></text:span><text:toc-mark-end text:id="IMark94274112838632"/><text:span text:style-name="Strong_20_Emphasis"><text:span text:style-name="T2">:</text:span></text:span><text:span text:style-name="T2"> Sarāgaṁ (lustful), Vītarāgaṁ (free from lust)</text:span></text:p>
        </text:list-item>
        <text:list-item>
          <text:p text:style-name="P42"><text:toc-mark-start text:id="IMark94274222413192" text:outline-level="4"/><text:span text:style-name="Strong_20_Emphasis"><text:span text:style-name="T2">Hate (Dosa)</text:span></text:span><text:toc-mark-end text:id="IMark94274222413192"/><text:span text:style-name="Strong_20_Emphasis"><text:span text:style-name="T2">:</text:span></text:span><text:span text:style-name="T2"> Sadosaṁ (affected by hate), Vītadosaṁ (free from hate)</text:span></text:p>
        </text:list-item>
        <text:list-item>
          <text:p text:style-name="P42"><text:soft-page-break/><text:toc-mark-start text:id="IMark94274112838632" text:outline-level="4"/><text:span text:style-name="Strong_20_Emphasis"><text:span text:style-name="T2">Delusion (Moha)</text:span></text:span><text:toc-mark-end text:id="IMark94274112838632"/><text:span text:style-name="Strong_20_Emphasis"><text:span text:style-name="T2">:</text:span></text:span><text:span text:style-name="T2"> Samohaṁ (deluded), Vītamohaṁ (undeluded)</text:span></text:p>
        </text:list-item>
        <text:list-item>
          <text:p text:style-name="P42"><text:toc-mark-start text:id="IMark94274222413192" text:outline-level="4"/><text:span text:style-name="Strong_20_Emphasis"><text:span text:style-name="T2">Contraction (Saṁkhitaṁ)</text:span></text:span><text:toc-mark-end text:id="IMark94274222413192"/><text:span text:style-name="Strong_20_Emphasis"><text:span text:style-name="T2">:</text:span></text:span><text:span text:style-name="T2"> Saṁkhitaṁ (contracted), Vikkhittaṁ (distracted)</text:span></text:p>
        </text:list-item>
        <text:list-item>
          <text:p text:style-name="P42"><text:toc-mark-start text:id="IMark94274112838632" text:outline-level="4"/><text:span text:style-name="Strong_20_Emphasis"><text:span text:style-name="T2">Exaltation (Mahaggataṁ)</text:span></text:span><text:toc-mark-end text:id="IMark94274112838632"/><text:span text:style-name="Strong_20_Emphasis"><text:span text:style-name="T2">:</text:span></text:span><text:span text:style-name="T2"> Mahaggataṁ (developed), Amahaggataṁ (undeveloped)</text:span></text:p>
        </text:list-item>
        <text:list-item>
          <text:p text:style-name="P42"><text:toc-mark-start text:id="IMark94274222413192" text:outline-level="4"/><text:span text:style-name="Strong_20_Emphasis"><text:span text:style-name="T2">Surpassing (Sauttaraṁ)</text:span></text:span><text:toc-mark-end text:id="IMark94274222413192"/><text:span text:style-name="Strong_20_Emphasis"><text:span text:style-name="T2">:</text:span></text:span><text:span text:style-name="T2"> Sauttaraṁ (surpassed), Anuttaraṁ (unsurpassed)</text:span></text:p>
        </text:list-item>
        <text:list-item>
          <text:p text:style-name="P42"><text:toc-mark-start text:id="IMark94274112838632" text:outline-level="4"/><text:span text:style-name="Strong_20_Emphasis"><text:span text:style-name="T2">Concentration (Samāhitaṁ)</text:span></text:span><text:toc-mark-end text:id="IMark94274112838632"/><text:span text:style-name="Strong_20_Emphasis"><text:span text:style-name="T2">:</text:span></text:span><text:span text:style-name="T2"> Samāhitaṁ (concentrated), Asamāhitaṁ (unconcentrated)</text:span></text:p>
        </text:list-item>
        <text:list-item>
          <text:p text:style-name="P43"><text:toc-mark-start text:id="IMark94274222413192" text:outline-level="4"/><text:span text:style-name="Strong_20_Emphasis"><text:span text:style-name="T2">Liberation (Vimuttaṁ)</text:span></text:span><text:toc-mark-end text:id="IMark94274222413192"/><text:span text:style-name="Strong_20_Emphasis"><text:span text:style-name="T2">:</text:span></text:span><text:span text:style-name="T2"> Vimuttaṁ (liberated), Avimuttaṁ (unliberated)</text:span></text:p>
        </text:list-item>
      </text:list>
      <text:h text:style-name="P19" text:outline-level="3"><text:bookmark-start text:name="__RefHeading___Toc475_3615669226 Copy 1 Copy 2"/><text:span text:style-name="T17">4. Mindfulness of Mind Objects</text:span><text:bookmark-end text:name="__RefHeading___Toc475_3615669226 Copy 1 Copy 2"/></text:h>
      <text:p text:style-name="P28"><text:span text:style-name="T14">Mindfulness of mind objects involves paying attention to the contents of our thoughts, feelings, perceptions, and consciousness. These mental objects can be classified into five categories:</text:span></text:p>
      <text:list xml:id="list2026135045" text:style-name="L7">
        <text:list-item>
          <text:p text:style-name="P44"><text:toc-mark-start text:id="IMark94274112838632" text:outline-level="4"/><text:span text:style-name="Strong_20_Emphasis"><text:span text:style-name="T2">The five hindrances (nīvaraṇa)</text:span></text:span><text:toc-mark-end text:id="IMark94274112838632"/><text:span text:style-name="Strong_20_Emphasis"><text:span text:style-name="T2">:</text:span></text:span><text:span text:style-name="T2"> These are obstacles to mindfulness that can arise in the mind, including craving, ill-will, sloth and torpor, restlessness and agitation, and doubt.</text:span></text:p>
        </text:list-item>
        <text:list-item>
          <text:p text:style-name="P46"><text:toc-mark-start text:id="IMark94274222413192" text:outline-level="4"/><text:span text:style-name="Strong_20_Emphasis"><text:span text:style-name="T2">The five aggregates of clinging </text:span></text:span><text:span text:style-name="Strong_20_Emphasis"><text:span text:style-name="T8">(</text:span></text:span><text:span text:style-name="Strong_20_Emphasis"><text:span text:style-name="T2">pañcakkhandhā</text:span></text:span><text:span text:style-name="Strong_20_Emphasis"><text:span text:style-name="T8">)</text:span></text:span><text:toc-mark-end text:id="IMark94274222413192"/><text:span text:style-name="Strong_20_Emphasis"><text:span text:style-name="T8"><text:note text:id="ftn5" text:note-class="footnote"><text:note-citation>6</text:note-citation><text:note-body><text:p text:style-name="P11">K.T.S. Sarao. (2013, December 0<text:span text:style-name="T20">5</text:span>). Philosophy of language in the Five Nikāyas. WisdomLib. Retrieved August 28, 2024, from https://www.wisdomlib.org/buddhism/essay/philosophy-of-language-in-the-five-nikayas/d/doc1148343.html</text:p></text:note-body></text:note></text:span></text:span><text:span text:style-name="Strong_20_Emphasis"><text:span text:style-name="T2">:</text:span></text:span><text:span text:style-name="T2"> These are the five elements that make up our experience: form, feeling, perception, volition, and consciousness.</text:span></text:p>
        </text:list-item>
        <text:list-item>
          <text:p text:style-name="P44"><text:toc-mark-start text:id="IMark94274222413192" text:outline-level="4"/><text:span text:style-name="Strong_20_Emphasis"><text:span text:style-name="T2">The six internal and external sense bases</text:span></text:span><text:toc-mark-end text:id="IMark94274222413192"/><text:span text:style-name="Strong_20_Emphasis"><text:span text:style-name="T2">:</text:span></text:span><text:span text:style-name="T2"> These are the six sense organs (eyes, ears, nose, tongue, body, and mind) and their corresponding sense objects (sights, sounds, smells, tastes, bodily sensations, and mental objects).</text:span></text:p>
        </text:list-item>
        <text:list-item>
          <text:p text:style-name="P44"><text:toc-mark-start text:id="IMark94274112838632" text:outline-level="4"/><text:span text:style-name="Strong_20_Emphasis"><text:span text:style-name="T2">The seven factors of enlightenment </text:span></text:span><text:span text:style-name="Strong_20_Emphasis"><text:span text:style-name="T8">(bojjhaṅga)</text:span></text:span><text:toc-mark-end text:id="IMark94274112838632"/><text:span text:style-name="Strong_20_Emphasis"><text:span text:style-name="T2">:</text:span></text:span><text:span text:style-name="T2"> These are the seven mental qualities that lead to enlightenment: mindfulness, investigation of phenomena, energy, rapture, tranquility, concentration, and equanimity.</text:span></text:p>
        </text:list-item>
        <text:list-item>
          <text:p text:style-name="P45"><text:toc-mark-start text:id="IMark94274222413192" text:outline-level="4"/><text:span text:style-name="Strong_20_Emphasis"><text:span text:style-name="T2">The four noble truths (ariyasaccā)</text:span></text:span><text:toc-mark-end text:id="IMark94274222413192"/><text:span text:style-name="Strong_20_Emphasis"><text:span text:style-name="T2">:</text:span></text:span><text:span text:style-name="T2"> These are the fundamental teachings of Buddhism that describe the nature of suffering, its cause, its cessation, and the path leading to its cessation.</text:span></text:p>
        </text:list-item>
      </text:list>
      <text:h text:style-name="P15" text:outline-level="1" text:is-list-header="true"><text:bookmark-start text:name="__RefHeading___Toc5615_3615669226"/><text:soft-page-break/><text:span text:style-name="T12">Personal Experience</text:span><text:bookmark-end text:name="__RefHeading___Toc5615_3615669226"/></text:h>
      <text:p text:style-name="P24"><text:span text:style-name="T12">My mindfulness journey has </text:span><text:span text:style-name="T13">been primarily in the faculty of the mind up until studying at this University. This has</text:span><text:span text:style-name="T12"> transformed my professional life. Initially focused on technical skills, I shifted my mindset</text:span><text:span text:style-name="T12"><text:note text:id="ftn6" text:note-class="footnote"><text:note-citation>7</text:note-citation><text:note-body><text:p text:style-name="P13"><text:span text:style-name="T9">Mr. Joshua Adam Santos. (2023). “Paradigm Shift.” </text:span><text:a xlink:type="simple" xlink:href="https://thatnerdjosh.com/paradigm-shift/" text:style-name="Internet_20_link" text:visited-style-name="Visited_20_Internet_20_Link"><text:span text:style-name="T9">https://thatnerdjosh.com/paradigm-shift/</text:span></text:a><text:span text:style-name="T9">, Accessed on August 28, 2024.</text:span></text:p></text:note-body></text:note></text:span><text:span text:style-name="T12"> </text:span><text:span text:style-name="T13">to focus on understanding the what/why fully before getting into solutions development</text:span><text:span text:style-name="T12">. </text:span><text:span text:style-name="T13">With the University orientation being held in the sammāpaññā room, I </text:span><text:span text:style-name="T12">realized </text:span><text:span text:style-name="T13">that this experience taught me the</text:span><text:span text:style-name="T12"> importance of right wisdom; </text:span><text:span text:style-name="T13">while I had developed a tremendous amount of wisdom, I’ve only had around a year and a half of right wisdom.</text:span></text:p>
      <text:p text:style-name="P24"><text:span text:style-name="T12">Through meditation, I've gained control </text:span><text:span text:style-name="T13">over acute</text:span><text:span text:style-name="T12"> physical pain, and </text:span><text:span text:style-name="T13">am working on addressing</text:span><text:span text:style-name="T12"> the five hindrances. Mindfulness has also helped me become more aware of my mental processes, such as the rise and fall of thoughts and emotions.</text:span></text:p>
      <text:p text:style-name="P24"><text:span text:style-name="T12">By understanding these patterns, I've been able to better manage stress and improve my decision-making. Additionally, mindfulness has allowed me to cultivate a sense of inner peace and well-being, which has positively impacted my overall quality of life.</text:span></text:p>
      <text:h text:style-name="P16" text:outline-level="1" text:is-list-header="true"><text:bookmark-start text:name="__RefHeading___Toc5615_3615669226 Copy 1"/><text:span text:style-name="T13">Conclusion</text:span><text:bookmark-end text:name="__RefHeading___Toc5615_3615669226 Copy 1"/></text:h>
      <text:p text:style-name="P24"><text:span text:style-name="T13">Through my exploration of the four foundations of mindfulness and their application to various aspects of life, I have gained valuable insights into personal growth and well-being. Based on the information learned in this class and my personal experiences, I can confidently say that there is no "one-size-fits-all" approach to mindfulness. It is essential to use these practices as tools, adapting them to suit your individual needs and circumstances.</text:span></text:p>
      <text:p text:style-name="P25">The ability to develop oneself through mindfulness is a privilege. By cultivating a deeper understanding of our thoughts, feelings, and sensations, we can cultivate a more balanced, peaceful, and fulfilling life. This newfound awareness can also empower us to support others on their own journeys of self-discovery and grow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kolar Sans PE Variable" svg:font-family="'Skolar Sans PE Variable', 'Noto Sans', sans-serif, 'Noto Sans', 'Source Sans Pro', sans-serif"/>
    <style:font-face style:name="Times New Roman" svg:font-family="'Times New Roman'" style:font-family-generic="roman" style:font-pitch="variable"/>
    <style:font-face style:name="Times new Roman" svg:font-family="'Times new Roman'"/>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17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in" fo:margin-left="1.5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8:35:19.692649971</meta:creation-date>
    <dc:date>2024-08-28T22:22:56.267477438</dc:date>
    <meta:editing-duration>PT13H42M39S</meta:editing-duration>
    <meta:editing-cycles>7</meta:editing-cycles>
    <meta:generator>LibreOffice/7.4.7.2$Linux_X86_64 LibreOffice_project/40$Build-2</meta:generator>
    <meta:document-statistic meta:table-count="0" meta:image-count="0" meta:object-count="0" meta:page-count="7" meta:paragraph-count="104" meta:word-count="1528" meta:character-count="10597" meta:non-whitespace-character-count="9198"/>
  </office:meta>
</office:document-meta>
</file>